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bold"/>
    </style:style>
    <style:style style:name="P2" style:family="paragraph" style:parent-style-name="Heading_20_4">
      <style:text-properties fo:font-weight="bold"/>
    </style:style>
    <style:style style:name="P3" style:family="paragraph" style:parent-style-name="Text_20_body">
      <style:text-properties fo:font-weight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umário de Plataformas Low-Code: Arquitetura, Desafios e Tendências</text:h>
      <text:p text:style-name="Text_20_body"><text:span text:style-name="T1">Autor:</text:span> Guilherme Coldebella</text:p>
      <text:h text:style-name="P2" text:outline-level="4">Sumário Executivo</text:h>
      <text:p text:style-name="Text_20_body">As plataformas Low-Code estão transformando o desenvolvimento de software, permitindo a criação rápida de aplicações através de modelagem visual. No entanto, a agilidade só é sustentável a longo prazo se for combinada com uma governança eficiente. O sucesso e a longevidade dos projetos dependem de um equilíbrio entre a velocidade de entrega e a atenção rigorosa à arquitetura modular, documentação de requisitos, e segurança robusta, incluindo conformidade com a LGPD. A integração futura com Inteligência Artificial e Hiperautomação apenas reforça a necessidade dessa base sólida.</text:p>
      <text:p text:style-name="Horizontal_20_Line"/>
      <text:h text:style-name="P2" text:outline-level="4">Tópicos de Destaque (Baseado nas Unidades 3 e 4)</text:h>
      <text:p text:style-name="P3">1. Arquitetura e Componentes Essenciais</text:p>
      <text:list text:style-name="L1">
        <text:list-item>
          <text:p text:style-name="P4"><text:span text:style-name="T1">Ambiente Visual:</text:span> A base do Low-Code é o desenvolvimento visual "arrastar e soltar".</text:p>
        </text:list-item>
        <text:list-item>
          <text:p text:style-name="P4"><text:span text:style-name="T1">Gestão do Ciclo de Vida (ALM):</text:span> O desenvolvimento é gerenciado através de ambientes isolados para garantir a estabilidade: Padrão (desenvolvimento), Sandbox (testes) e Produção (uso final).</text:p>
        </text:list-item>
        <text:list-item>
          <text:p text:style-name="P4"><text:span text:style-name="T1">Conectores (APIs):</text:span> São fundamentais para integrar dados e sistemas externos. Existem conectores prontos para uso e personalizados (criados via Postman ou OpenAPI).</text:p>
        </text:list-item>
        <text:list-item>
          <text:p text:style-name="P4"><text:span text:style-name="T1">Tabelas Virtuais:</text:span> Permitem que as aplicações leiam e manipulem dados de fontes externas (como SharePoint) diretamente no Dataverse, sem a necessidade de duplicar ou mover os dados.</text:p>
        </text:list-item>
      </text:list>
      <text:p text:style-name="P3">2. Escalabilidade, Desempenho e Documentação</text:p>
      <text:list text:style-name="L2">
        <text:list-item>
          <text:p text:style-name="P5"><text:span text:style-name="T1">A Importância da Documentação:</text:span> A documentação é vital para facilitar a manutenção, evitar retrabalhos e garantir a conformidade regulatória. Em Low-Code, o foco deve ser na especificação de requisitos e na descrição dos fluxos de negócio.</text:p>
        </text:list-item>
        <text:list-item>
          <text:p text:style-name="P5"><text:span text:style-name="T1">Desafio da Escalabilidade:</text:span> Refere-se à capacidade da aplicação de suportar um aumento no volume de dados e no número de usuários.</text:p>
        </text:list-item>
        <text:list-item>
          <text:p text:style-name="P5"><text:span text:style-name="T1">Como Otimizar:</text:span> Para garantir a escalabilidade, é necessária uma arquitetura flexível, modularização (para escalar partes específicas da aplicação) e gerenciamento eficiente de recursos (como caching). A criação de índices no banco de dados também otimiza o desempenho.</text:p>
        </text:list-item>
      </text:list>
      <text:p text:style-name="P3">3. Segurança e Desafios Éticos (Conformidade)</text:p>
      <text:list text:style-name="L3">
        <text:list-item>
          <text:p text:style-name="P6"><text:span text:style-name="T1">Riscos de Segurança:</text:span> Aplicações Low-Code não estão imunes a ameaças e continuam sujeitas a ataques comuns, como Injeção de Código e Cross-Site Scripting (XSS).</text:p>
        </text:list-item>
        <text:list-item>
          <text:p text:style-name="P6"><text:span text:style-name="T1">Medidas de Proteção:</text:span> A segurança deve ser uma prioridade desde o início. As medidas essenciais incluem:</text:p>
          <text:list>
            <text:list-item>
              <text:p text:style-name="P6"><text:soft-page-break/>Criptografia de dados.</text:p>
            </text:list-item>
            <text:list-item>
              <text:p text:style-name="P6">Controle de Acesso Baseado em Papel (RBAC).</text:p>
            </text:list-item>
            <text:list-item>
              <text:p text:style-name="P6">Auditoria de acessos e alterações.</text:p>
            </text:list-item>
          </text:list>
        </text:list-item>
        <text:list-item>
          <text:p text:style-name="P6"><text:span text:style-name="T1">Conformidade Legal (LGPD):</text:span> É indispensável aderir a regulamentações como a LGPD. Isso exige um gerenciamento claro do consentimento dos usuários e a capacidade de documentar esse consentimento.</text:p>
        </text:list-item>
      </text:list>
      <text:p text:style-name="P3">4. Tendências e Inovação</text:p>
      <text:list text:style-name="L4">
        <text:list-item>
          <text:p text:style-name="P7"><text:span text:style-name="T1">Maturidade do Mercado:</text:span> As Plataformas de Aplicação Low-Code (LCAP) já são consideradas uma tecnologia madura, atingindo o "Platô de Produtividade" no Hype Cycle do Gartner em 2022.</text:p>
        </text:list-item>
        <text:list-item>
          <text:p text:style-name="P7"><text:span text:style-name="T1">Inteligência Artificial (IA):</text:span> A IA está sendo integrada para automatizar a geração de código, auxiliar na depuração inteligente e otimizar tarefas.</text:p>
        </text:list-item>
        <text:list-item>
          <text:p text:style-name="P7"><text:span text:style-name="T1">Hiperautomação:</text:span> O Low-Code é um pilar da Hiperautomação, que busca integrar RPA (Robotic Process Automation) e fluxos de trabalho complexo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14:36:48.045735600</meta:creation-date>
    <dc:date>2025-11-17T14:58:30.907797100</dc:date>
    <meta:editing-duration>PT5M26S</meta:editing-duration>
    <meta:editing-cycles>1</meta:editing-cycles>
    <meta:document-statistic meta:table-count="0" meta:image-count="0" meta:object-count="0" meta:page-count="2" meta:paragraph-count="25" meta:word-count="475" meta:character-count="3180" meta:non-whitespace-character-count="2746"/>
    <meta:generator>LibreOffice/25.8.2.2$Windows_X86_64 LibreOffice_project/d401f2107ccab8f924a8e2df40f573aab7605b6f</meta:generator>
  </office:meta>
</office:document-meta>
</file>